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au1" style:family="table">
      <style:table-properties style:width="22.1cm" table:align="left" style:writing-mode="lr-tb"/>
    </style:style>
    <style:style style:name="Tableau1.A" style:family="table-column">
      <style:table-column-properties style:column-width="9.899cm"/>
    </style:style>
    <style:style style:name="Tableau1.B" style:family="table-column">
      <style:table-column-properties style:column-width="12.201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23.502cm" table:align="left" style:writing-mode="lr-tb"/>
    </style:style>
    <style:style style:name="Tableau2.A" style:family="table-column">
      <style:table-column-properties style:column-width="8.685cm"/>
    </style:style>
    <style:style style:name="Tableau2.B" style:family="table-column">
      <style:table-column-properties style:column-width="6.324cm"/>
    </style:style>
    <style:style style:name="Tableau2.C" style:family="table-column">
      <style:table-column-properties style:column-width="8.4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lr-tb"/>
    </style:style>
    <style:style style:name="Tableau3.A" style:family="table-column">
      <style:table-column-properties style:column-width="25.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25.7cm" table:align="margins" style:writing-mode="lr-tb"/>
    </style:style>
    <style:style style:name="Tableau4.A" style:family="table-column">
      <style:table-column-properties style:column-width="12.85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2.793cm" table:align="left" style:writing-mode="lr-tb"/>
    </style:style>
    <style:style style:name="Tableau5.A" style:family="table-column">
      <style:table-column-properties style:column-width="12.793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2.793cm" table:align="left" style:writing-mode="lr-tb"/>
    </style:style>
    <style:style style:name="Tableau6.A" style:family="table-column">
      <style:table-column-properties style:column-width="12.793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 style:writing-mode="lr-tb"/>
    </style:style>
    <style:style style:name="Tableau7.A" style:family="table-column">
      <style:table-column-properties style:column-width="12.85cm" style:rel-column-width="3276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2.887cm" table:align="left" style:writing-mode="lr-tb"/>
    </style:style>
    <style:style style:name="Tableau8.A" style:family="table-column">
      <style:table-column-properties style:column-width="12.887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4.691cm" table:align="left" style:writing-mode="lr-tb"/>
    </style:style>
    <style:style style:name="Tableau9.A" style:family="table-column">
      <style:table-column-properties style:column-width="14.691cm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7.098cm" table:align="left" style:writing-mode="lr-tb"/>
    </style:style>
    <style:style style:name="Tableau10.A" style:family="table-column">
      <style:table-column-properties style:column-width="7.098cm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orphans="0" fo:widows="0"/>
    </style:style>
    <style:style style:name="P2" style:family="paragraph" style:parent-style-name="Table_20_Contents">
      <style:text-properties officeooo:rsid="000a51f1" officeooo:paragraph-rsid="000a51f1"/>
    </style:style>
    <style:style style:name="P3" style:family="paragraph" style:parent-style-name="Table_20_Contents">
      <style:text-properties officeooo:rsid="000cd327" officeooo:paragraph-rsid="000cd327"/>
    </style:style>
    <style:style style:name="P4" style:family="paragraph" style:parent-style-name="Table_20_Contents">
      <style:paragraph-properties fo:text-align="center" style:justify-single-word="false"/>
      <style:text-properties officeooo:rsid="000e21c3" officeooo:paragraph-rsid="000e21c3"/>
    </style:style>
    <style:style style:name="P5" style:family="paragraph" style:parent-style-name="Table_20_Contents">
      <style:text-properties officeooo:rsid="000e21c3" officeooo:paragraph-rsid="000e21c3"/>
    </style:style>
    <style:style style:name="P6" style:family="paragraph" style:parent-style-name="Table_20_Contents">
      <style:text-properties fo:font-size="11pt" officeooo:rsid="000cd327" officeooo:paragraph-rsid="000cd327" style:font-size-asian="11pt" style:font-size-complex="11pt"/>
    </style:style>
    <style:style style:name="P7" style:family="paragraph" style:parent-style-name="Standard">
      <style:paragraph-properties fo:text-align="start" style:justify-single-word="false" fo:orphans="0" fo:widows="0"/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Table_20_Contents">
      <style:paragraph-properties fo:text-align="center" style:justify-single-word="false"/>
      <style:text-properties officeooo:rsid="000a51f1" officeooo:paragraph-rsid="001576bd"/>
    </style:style>
    <style:style style:name="P10" style:family="paragraph" style:parent-style-name="Table_20_Contents">
      <style:text-properties officeooo:rsid="000a51f1" officeooo:paragraph-rsid="000a51f1"/>
    </style:style>
    <style:style style:name="P11" style:family="paragraph" style:parent-style-name="Table_20_Contents">
      <style:text-properties officeooo:rsid="000a51f1" officeooo:paragraph-rsid="001576bd"/>
    </style:style>
    <style:style style:name="P12" style:family="paragraph" style:parent-style-name="Table_20_Contents">
      <style:text-properties officeooo:paragraph-rsid="000a51f1"/>
    </style:style>
    <style:style style:name="P13" style:family="paragraph" style:parent-style-name="Table_20_Contents">
      <style:text-properties officeooo:paragraph-rsid="001576bd"/>
    </style:style>
    <style:style style:name="P14" style:family="paragraph" style:parent-style-name="Table_20_Contents">
      <style:text-properties officeooo:paragraph-rsid="0015f746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15f746"/>
    </style:style>
    <style:style style:name="P17" style:family="paragraph" style:parent-style-name="Table_20_Contents">
      <style:paragraph-properties fo:text-align="center" style:justify-single-word="false"/>
      <style:text-properties officeooo:paragraph-rsid="001baa36"/>
    </style:style>
    <style:style style:name="P18" style:family="paragraph" style:parent-style-name="Table_20_Contents">
      <style:paragraph-properties fo:text-align="center" style:justify-single-word="false"/>
      <style:text-properties officeooo:rsid="000cd327" officeooo:paragraph-rsid="0016aa7c"/>
    </style:style>
    <style:style style:name="P19" style:family="paragraph" style:parent-style-name="Table_20_Contents">
      <style:text-properties officeooo:rsid="000cd327" officeooo:paragraph-rsid="000cd327"/>
    </style:style>
    <style:style style:name="P20" style:family="paragraph" style:parent-style-name="Table_20_Contents">
      <style:text-properties officeooo:rsid="000cd327" officeooo:paragraph-rsid="0016aa7c"/>
    </style:style>
    <style:style style:name="P21" style:family="paragraph" style:parent-style-name="Table_20_Contents">
      <style:text-properties officeooo:rsid="000cd327" officeooo:paragraph-rsid="001878a5"/>
    </style:style>
    <style:style style:name="P22" style:family="paragraph" style:parent-style-name="Table_20_Contents">
      <style:text-properties officeooo:paragraph-rsid="0016aa7c"/>
    </style:style>
    <style:style style:name="P23" style:family="paragraph" style:parent-style-name="Table_20_Contents">
      <style:text-properties officeooo:rsid="0016aa7c" officeooo:paragraph-rsid="0016aa7c"/>
    </style:style>
    <style:style style:name="P24" style:family="paragraph" style:parent-style-name="Table_20_Contents">
      <style:text-properties officeooo:rsid="001878a5" officeooo:paragraph-rsid="001878a5"/>
    </style:style>
    <style:style style:name="P25" style:family="paragraph" style:parent-style-name="Table_20_Contents">
      <style:text-properties officeooo:rsid="000e21c3" officeooo:paragraph-rsid="000e21c3"/>
    </style:style>
    <style:style style:name="P26" style:family="paragraph" style:parent-style-name="Table_20_Contents">
      <style:text-properties officeooo:rsid="001a5150" officeooo:paragraph-rsid="001a5150"/>
    </style:style>
    <style:style style:name="P27" style:family="paragraph" style:parent-style-name="Table_20_Contents">
      <style:paragraph-properties fo:text-align="center" style:justify-single-word="false"/>
      <style:text-properties officeooo:rsid="001baa36" officeooo:paragraph-rsid="001baa36"/>
    </style:style>
    <style:style style:name="P28" style:family="paragraph" style:parent-style-name="Table_20_Contents">
      <style:text-properties officeooo:rsid="001baa36" officeooo:paragraph-rsid="001baa36"/>
    </style:style>
    <style:style style:name="P29" style:family="paragraph" style:parent-style-name="Table_20_Contents">
      <style:paragraph-properties fo:text-align="center" style:justify-single-word="false"/>
      <style:text-properties officeooo:rsid="001c6b85" officeooo:paragraph-rsid="001c6b85"/>
    </style:style>
    <style:style style:name="P30" style:family="paragraph" style:parent-style-name="Table_20_Contents">
      <style:text-properties officeooo:rsid="001c6b85" officeooo:paragraph-rsid="001c6b85"/>
    </style:style>
    <style:style style:name="P31" style:family="paragraph" style:parent-style-name="Table_20_Contents">
      <style:paragraph-properties fo:text-align="center" style:justify-single-word="false"/>
      <style:text-properties officeooo:rsid="001d7fe4" officeooo:paragraph-rsid="001d7fe4"/>
    </style:style>
    <style:style style:name="P32" style:family="paragraph" style:parent-style-name="Table_20_Contents">
      <style:text-properties officeooo:rsid="001d7fe4" officeooo:paragraph-rsid="001d7fe4"/>
    </style:style>
    <style:style style:name="P33" style:family="paragraph" style:parent-style-name="Table_20_Contents">
      <style:text-properties officeooo:rsid="001d7fe4" officeooo:paragraph-rsid="00207457"/>
    </style:style>
    <style:style style:name="P34" style:family="paragraph" style:parent-style-name="Table_20_Contents">
      <style:text-properties officeooo:rsid="001eda35" officeooo:paragraph-rsid="001eda35"/>
    </style:style>
    <style:style style:name="P35" style:family="paragraph" style:parent-style-name="Table_20_Contents">
      <style:text-properties officeooo:rsid="001eda35" officeooo:paragraph-rsid="00207457"/>
    </style:style>
    <style:style style:name="P36" style:family="paragraph" style:parent-style-name="Table_20_Contents">
      <style:paragraph-properties fo:text-align="center" style:justify-single-word="false"/>
      <style:text-properties officeooo:rsid="00207457" officeooo:paragraph-rsid="00207457"/>
    </style:style>
    <style:style style:name="P37" style:family="paragraph" style:parent-style-name="Table_20_Contents">
      <style:text-properties officeooo:rsid="00207457" officeooo:paragraph-rsid="00207457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221fa" style:font-size-asian="11pt" style:font-size-complex="11pt"/>
    </style:style>
    <style:style style:name="T3" style:family="text">
      <style:text-properties fo:font-size="11pt" officeooo:rsid="0016aa7c" style:font-size-asian="11pt" style:font-size-complex="11pt"/>
    </style:style>
    <style:style style:name="T4" style:family="text">
      <style:text-properties fo:font-size="11pt" officeooo:rsid="000cd327" style:font-size-asian="11pt" style:font-size-complex="11pt"/>
    </style:style>
    <style:style style:name="T5" style:family="text">
      <style:text-properties fo:font-size="11pt" officeooo:rsid="001878a5" style:font-size-asian="11pt" style:font-size-complex="11pt"/>
    </style:style>
    <style:style style:name="T6" style:family="text">
      <style:text-properties fo:font-size="11pt" officeooo:rsid="001a5150" style:font-size-asian="11pt" style:font-size-complex="11pt"/>
    </style:style>
    <style:style style:name="T7" style:family="text">
      <style:text-properties officeooo:rsid="001576bd"/>
    </style:style>
    <style:style style:name="T8" style:family="text">
      <style:text-properties officeooo:rsid="000a51f1"/>
    </style:style>
    <style:style style:name="T9" style:family="text">
      <style:text-properties officeooo:rsid="0015f746"/>
    </style:style>
    <style:style style:name="T10" style:family="text">
      <style:text-properties officeooo:rsid="0016aa7c"/>
    </style:style>
    <style:style style:name="T11" style:family="text">
      <style:text-properties officeooo:rsid="001878a5"/>
    </style:style>
    <style:style style:name="T12" style:family="text">
      <style:text-properties officeooo:rsid="001baa36"/>
    </style:style>
    <style:style style:name="T13" style:family="text">
      <style:text-properties officeooo:rsid="001d7fe4"/>
    </style:style>
    <style:style style:name="T14" style:family="text">
      <style:text-properties officeooo:rsid="00207457"/>
    </style:style>
    <style:style style:name="T15" style:family="text">
      <style:text-properties officeooo:rsid="0020b5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9"><text:span text:style-name="classe"><text:span text:style-name="T7">template&lt;class Sq&gt; </text:span></text:span></text:p>
            <text:p text:style-name="P9"><text:span text:style-name="classe">class </text:span><text:span text:style-name="classe"><text:span text:style-name="T7">Game</text:span></text:span> <text:span text:style-name="Commentaire">//classe abstraite</text:span></text:p>
          </table:table-cell>
          <table:covered-table-cell/>
        </table:table-row>
        <table:table-row>
          <table:table-cell table:style-name="Tableau1.A2" office:value-type="string">
            <text:p text:style-name="P11"><text:span text:style-name="visibilité">public:</text:span></text:p>
            <text:p text:style-name="P11"><text:span text:style-name="Nom_20_de_20_fonction"><text:span text:style-name="T9">Game</text:span></text:span>(<text:span text:style-name="Type_20_de_20_variable">int</text:span>,<text:span text:style-name="Type_20_de_20_variable">int</text:span>); <text:span text:style-name="Commentaire">//dimensions</text:span></text:p>
            <text:p text:style-name="P11"><text:span text:style-name="Qualificateurs">virtual</text:span> <text:span text:style-name="Type_20_de_20_variable">void</text:span> <text:span text:style-name="Nom_20_de_20_fonction"><text:span text:style-name="T9">play</text:span></text:span>();</text:p>
            <text:p text:style-name="P11"><text:span text:style-name="Qualificateurs">virtual</text:span> <text:span text:style-name="Type_20_de_20_variable">void</text:span> <text:span text:style-name="Nom_20_de_20_fonction"><text:span text:style-name="T9">demo</text:span></text:span>();</text:p>
            <text:p text:style-name="P11"><text:span text:style-name="Qualificateurs"><text:span text:style-name="T8">virtual</text:span></text:span><text:span text:style-name="visibilité"><text:span text:style-name="T8"> </text:span></text:span><text:span text:style-name="Nom_20_de_20_fonction"><text:span text:style-name="T8">~Game</text:span></text:span><text:span text:style-name="visibilité"><text:span text:style-name="T8">();</text:span></text:span></text:p>
            <text:p text:style-name="P2"/>
            <text:p text:style-name="P2"><text:span text:style-name="visibilité">protected:</text:span></text:p>
            <text:p text:style-name="P11"><text:span text:style-name="Qualificateurs">const</text:span> <text:span text:style-name="Type_20_de_20_variable">int</text:span> <text:span text:style-name="Nom_20_de_20_variable"><text:span text:style-name="T7">height</text:span></text:span>;</text:p>
            <text:p text:style-name="P11"><text:span text:style-name="Qualificateurs">const</text:span><text:span text:style-name="visibilité"> </text:span><text:span text:style-name="Type_20_de_20_variable">int</text:span><text:span text:style-name="visibilité"> </text:span><text:span text:style-name="Nom_20_de_20_variable"><text:span text:style-name="T7">width</text:span></text:span><text:span text:style-name="visibilité">;</text:span></text:p>
            <text:p text:style-name="P12"><text:span text:style-name="Type_20_de_20_variable"><text:span text:style-name="T7">vector&lt;Sq&gt;</text:span></text:span><text:span text:style-name="T7">*</text:span><text:span text:style-name="T8"> </text:span><text:span text:style-name="Nom_20_de_20_variable"><text:span text:style-name="T8">plateau</text:span></text:span><text:span text:style-name="T8">;</text:span></text:p>
            <text:p text:style-name="P2"><text:span text:style-name="Type_20_de_20_variable"><text:span text:style-name="T7">long long</text:span></text:span> <text:span text:style-name="Nom_20_de_20_variable">score</text:span>;</text:p>
            <text:p text:style-name="P2"><text:span text:style-name="visibilité"/></text:p>
          </table:table-cell>
          <table:table-cell table:style-name="Tableau1.B2" office:value-type="string">
            <text:p text:style-name="P11"><text:span text:style-name="visibilité"><text:span text:style-name="T7">private:</text:span></text:span></text:p>
            <text:p text:style-name="P13"><text:span text:style-name="Type_20_de_20_variable"><text:span text:style-name="T7">bool </text:span></text:span><text:span text:style-name="Nom_20_de_20_variable"><text:span text:style-name="T7">quit</text:span></text:span>;</text:p>
            <text:p text:style-name="P13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init</text:span></text:span><text:span text:style-name="T7">()=0;</text:span></text:p>
            <text:p text:style-name="P13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over</text:span></text:span><text:span text:style-name="T7">() </text:span><text:span text:style-name="Qualificateurs"><text:span text:style-name="T7">const</text:span></text:span><text:span text:style-name="T7">=0;</text:span></text:p>
            <text:p text:style-name="P14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9">move</text:span></text:span><text:span text:style-name="Qualificateurs"><text:span text:style-name="T7">(</text:span></text:span><text:span text:style-name="Type_20_de_20_variable"><text:span text:style-name="T7">Direction</text:span></text:span><text:span text:style-name="Qualificateurs"><text:span text:style-name="T7">)=0;</text:span></text:span></text:p>
            <text:p text:style-name="P13"><text:span text:style-name="Qualificateurs"><text:span text:style-name="T8">virtual</text:span></text:span><text:span text:style-name="T8"> </text:span><text:span text:style-name="Type_20_de_20_variable"><text:span text:style-name="T8">void</text:span></text:span><text:span text:style-name="T8"> </text:span><text:span text:style-name="Nom_20_de_20_fonction"><text:span text:style-name="T7">print</text:span></text:span><text:span text:style-name="T8">(</text:span><text:span text:style-name="Type_20_de_20_variable"><text:span text:style-name="T8">ostream</text:span></text:span><text:span text:style-name="T8">&amp;</text:span><text:span text:style-name="T8"> </text:span><text:span text:style-name="Nom_20_de_20_variable"><text:span text:style-name="T8">o</text:span></text:span><text:span text:style-name="T8">=cout) </text:span><text:span text:style-name="Qualificateurs"><text:span text:style-name="T8">const</text:span></text:span><text:span text:style-name="T8">=0;</text:span></text:p>
            <text:p text:style-name="P13"/>
            <text:p text:style-name="P14"><text:span text:style-name="classe"><text:span text:style-name="T9">template&lt;class S&gt;</text:span></text:span></text:p>
            <text:p text:style-name="P13"><text:span text:style-name="Qualificateurs"><text:span text:style-name="T9">friend </text:span></text:span><text:span text:style-name="Type_20_de_20_variable"><text:span text:style-name="T7">ostream&amp; </text:span></text:span><text:span text:style-name="Nom_20_de_20_fonction"><text:span text:style-name="T9">operator&lt;&lt;</text:span></text:span><text:span text:style-name="T7">(</text:span><text:span text:style-name="Type_20_de_20_variable"><text:span text:style-name="T7">ostream</text:span></text:span><text:span text:style-name="T7">&amp;</text:span><text:span text:style-name="T7"> </text:span><text:span text:style-name="Nom_20_de_20_variable"><text:span text:style-name="T7">o</text:span></text:span><text:span text:style-name="T7">, </text:span><text:span text:style-name="Qualificateurs"><text:span text:style-name="T7">const</text:span></text:span><text:span text:style-name="T7"> </text:span><text:span text:style-name="Type_20_de_20_variable"><text:span text:style-name="T7">Game&lt;S&gt;</text:span></text:span><text:span text:style-name="T7">&amp;</text:span><text:span text:style-name="T7"> </text:span><text:span text:style-name="Nom_20_de_20_variable"><text:span text:style-name="T7">game</text:span></text:span><text:span text:style-name="T7">);</text:span></text:p>
            <text:p text:style-name="P13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up</text:span></text:span><text:span text:style-name="T7">();</text:span></text:p>
            <text:p text:style-name="P13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down</text:span></text:span><text:span text:style-name="T7">();</text:span></text:p>
            <text:p text:style-name="P13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left</text:span></text:span><text:span text:style-name="T7">();</text:span></text:p>
            <text:p text:style-name="P14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right</text:span></text:span><text:span text:style-name="T7">();</text:span></text:p>
            <text:p text:style-name="P14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stuck</text:span></text:span><text:span text:style-name="T7">() </text:span><text:span text:style-name="Qualificateurs"><text:span text:style-name="T7">const</text:span></text:span><text:span text:style-name="T7">;</text:span></text:p>
          </table:table-cell>
        </table:table-row>
      </table:table>
      <text:p text:style-name="P1"/>
      <text:p text:style-name="P1"/>
      <text:p text:style-name="P1"/>
      <text:p text:style-name="P8"><text:span text:style-name="classe"/></text:p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6"><text:span text:style-name="classe"><text:span text:style-name="T9">enum class Direction { up, down, left, right}</text:span>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8"><text:span text:style-name="classe"><text:span text:style-name="T1">class </text:span></text:span><text:span text:style-name="classe"><text:span text:style-name="T3">Game_</text:span></text:span><text:span text:style-name="classe"><text:span text:style-name="T1">2048 </text:span></text:span><text:span text:style-name="T1">:</text:span><text:span text:style-name="classe"><text:span text:style-name="T1"> </text:span></text:span></text:p>
            <text:p text:style-name="P18"><text:span text:style-name="visibilité"><text:span text:style-name="T1">public</text:span></text:span><text:span text:style-name="classe"><text:span text:style-name="T1"> </text:span></text:span><text:span text:style-name="classe"><text:span text:style-name="T3">Game&lt;Square_2048&gt;</text:span></text:span></text:p>
          </table:table-cell>
          <table:table-cell table:style-name="Tableau2.A1" office:value-type="string">
            <text:p text:style-name="P18"><text:span text:style-name="classe"><text:span text:style-name="T1">class Taquin</text:span></text:span><text:span text:style-name="T1"> :</text:span></text:p>
            <text:p text:style-name="P18"><text:span text:style-name="T1"><text:s/></text:span><text:span text:style-name="visibilité"><text:span text:style-name="T1">public</text:span></text:span><text:span text:style-name="T1"> </text:span><text:span text:style-name="classe"><text:span text:style-name="T3">Game&lt;Square_Taquin&gt;</text:span></text:span></text:p>
          </table:table-cell>
          <table:table-cell table:style-name="Tableau2.C1" office:value-type="string">
            <text:p text:style-name="P4"><text:span text:style-name="classe"><text:span text:style-name="T1">class Sokoban</text:span></text:span><text:span text:style-name="T1"> : </text:span><text:span text:style-name="visibilité"><text:span text:style-name="T1">public </text:span></text:span><text:span text:style-name="classe"><text:span text:style-name="T3">Game&lt;CaseSok&gt;</text:span></text:span></text:p>
          </table:table-cell>
        </table:table-row>
        <table:table-row>
          <table:table-cell table:style-name="Tableau2.A2" office:value-type="string">
            <text:p text:style-name="P20"><text:span text:style-name="visibilité"><text:span text:style-name="T1">public:</text:span></text:span></text:p>
            <text:p text:style-name="P22"><text:span text:style-name="Nom_20_de_20_fonction"><text:span text:style-name="T4">G</text:span></text:span><text:span text:style-name="Nom_20_de_20_fonction"><text:span text:style-name="T3">ame_</text:span></text:span><text:span text:style-name="Nom_20_de_20_fonction"><text:span text:style-name="T4">2048</text:span></text:span><text:span text:style-name="T4">(</text:span><text:span text:style-name="Type_20_de_20_variable"><text:span text:style-name="T4">int</text:span></text:span><text:span text:style-name="T4"> </text:span><text:span text:style-name="Nom_20_de_20_variable"><text:span text:style-name="T3">height</text:span></text:span><text:span text:style-name="T10">);</text:span></text:p>
            <text:p text:style-name="P20"/>
            <text:p text:style-name="P21"><text:span text:style-name="visibilité"><text:span text:style-name="T11">protected:</text:span></text:span></text:p>
            <text:p text:style-name="P24"><text:span text:style-name="Qualificateurs">virtual</text:span> <text:span text:style-name="Type_20_de_20_variable">Square_2048</text:span> <text:span text:style-name="Nom_20_de_20_fonction">random_square</text:span>();</text:p>
            <text:p text:style-name="P24"><text:span text:style-name="Qualificateurs">virtual</text:span> <text:span text:style-name="Type_20_de_20_variable">unsigned long long</text:span> <text:span text:style-name="Nom_20_de_20_fonction">random_value</text:span>();</text:p>
            <text:p text:style-name="P20"/>
            <text:p text:style-name="P3"><text:span text:style-name="visibilité"><text:span text:style-name="T1">p</text:span></text:span><text:span text:style-name="visibilité"><text:span text:style-name="T5">r</text:span></text:span><text:span text:style-name="visibilité"><text:span text:style-name="T1">i</text:span></text:span><text:span text:style-name="visibilité"><text:span text:style-name="T5">vate</text:span></text:span><text:span text:style-name="visibilité"><text:span text:style-name="T1">:</text:span></text:span></text:p>
            <text:p text:style-name="P22"><text:span text:style-name="Type_20_de_20_variable"><text:span text:style-name="T3">bool </text:span></text:span><text:span text:style-name="Nom_20_de_20_variable"><text:span text:style-name="T3">board_change</text:span></text:span>;</text:p>
            <text:p text:style-name="P22"><text:span text:style-name="Type_20_de_20_variable"><text:span text:style-name="T10">vector&lt;Ordered_pair&lt;int, int&gt;&gt; </text:span></text:span><text:span text:style-name="Nom_20_de_20_variable"><text:span text:style-name="T10">empty_squares</text:span></text:span>;</text:p>
            <text:p text:style-name="P23"><text:span text:style-name="Qualificateurs">virtual </text:span><text:span text:style-name="Type_20_de_20_variable">void </text:span><text:span text:style-name="Nom_20_de_20_fonction">init</text:span>();</text:p>
            <text:p text:style-name="P23"><text:span text:style-name="Qualificateurs">virtual</text:span> <text:span text:style-name="Type_20_de_20_variable">void</text:span> <text:span text:style-name="Nom_20_de_20_fonction">move</text:span>(<text:span text:style-name="Type_20_de_20_variable">Direction</text:span> <text:span text:style-name="Nom_20_de_20_variable">dir</text:span>);</text:p>
            <text:p text:style-name="P23"><text:span text:style-name="Qualificateurs">virtual</text:span> <text:span text:style-name="Type_20_de_20_variable">bool</text:span> <text:span text:style-name="Nom_20_de_20_fonction">is_over</text:span>() <text:span text:style-name="Qualificateurs">const</text:span>;</text:p>
            <text:p text:style-name="P23"><text:span text:style-name="Type_20_de_20_variable">void</text:span> <text:span text:style-name="Nom_20_de_20_fonction">transpose_board</text:span>();</text:p>
            <text:p text:style-name="P23"><text:span text:style-name="Type_20_de_20_variable">void</text:span> <text:span text:style-name="Nom_20_de_20_fonction">pop_up_new_square</text:span>();</text:p>
            <text:p text:style-name="P23"><text:span text:style-name="Type_20_de_20_variable">void</text:span> <text:span text:style-name="Nom_20_de_20_fonction">slide_line</text:span>(<text:span text:style-name="Type_20_de_20_variable">int</text:span> <text:span text:style-name="Nom_20_de_20_variable">i</text:span>, <text:span text:style-name="Type_20_de_20_variable">Direction</text:span> <text:span text:style-name="Nom_20_de_20_variable">dir</text:span>);</text:p>
            <text:p text:style-name="P23"><text:span text:style-name="Type_20_de_20_variable">void</text:span> <text:span text:style-name="Nom_20_de_20_fonction">merge_line</text:span>(<text:span text:style-name="Type_20_de_20_variable">int</text:span> <text:span text:style-name="Nom_20_de_20_variable">i</text:span>, <text:span text:style-name="Type_20_de_20_variable">Direction</text:span> <text:span text:style-name="Nom_20_de_20_variable">dir</text:span>);</text:p>
            <text:p text:style-name="P23"><text:span text:style-name="Type_20_de_20_variable">void</text:span> <text:span text:style-name="Nom_20_de_20_fonction">add_empty_square</text:span>(<text:span text:style-name="Type_20_de_20_variable">int</text:span> <text:span text:style-name="Nom_20_de_20_variable">i</text:span>, <text:span text:style-name="Type_20_de_20_variable">int</text:span> <text:span text:style-name="Nom_20_de_20_variable">j</text:span>);</text:p>
            <text:p text:style-name="P23"><text:span text:style-name="classe">template&lt;class It&gt;</text:span></text:p>
            <text:p text:style-name="P23"><text:span text:style-name="Type_20_de_20_variable">int</text:span> <text:span text:style-name="Nom_20_de_20_fonction">slide_line_template</text:span>(<text:span text:style-name="Type_20_de_20_variable">It</text:span> <text:span text:style-name="Nom_20_de_20_variable">begin</text:span>, <text:span text:style-name="Type_20_de_20_variable">It</text:span> <text:span text:style-name="Nom_20_de_20_variable">end</text:span>);</text:p>
            <text:p text:style-name="P23"><text:span text:style-name="Type_20_de_20_variable">void</text:span> <text:span text:style-name="Nom_20_de_20_fonction">slide_board</text:span>(<text:span text:style-name="Type_20_de_20_variable">Direction</text:span> <text:span text:style-name="Nom_20_de_20_variable">dir</text:span>, <text:span text:style-name="Type_20_de_20_variable">bool</text:span> <text:span text:style-name="Nom_20_de_20_variable">transpose</text:span>);</text:p>
            <text:p text:style-name="P23"><text:span text:style-name="classe">template&lt;class It&gt;</text:span></text:p>
            <text:p text:style-name="P23"><text:span text:style-name="Type_20_de_20_variable">void</text:span> <text:span text:style-name="Nom_20_de_20_fonction">merge_line_template</text:span>(<text:span text:style-name="Type_20_de_20_variable">It</text:span> <text:span text:style-name="Nom_20_de_20_variable">begin</text:span>, <text:span text:style-name="Type_20_de_20_variable">It</text:span> <text:span text:style-name="Nom_20_de_20_variable">end</text:span>);</text:p>
          </table:table-cell>
          <table:table-cell table:style-name="Tableau2.B2" office:value-type="string">
            <text:p text:style-name="P21"><text:span text:style-name="visibilité"><text:span text:style-name="T1">public:</text:span></text:span></text:p>
            <text:p text:style-name="P21"><text:span text:style-name="Nom_20_de_20_fonction"><text:span text:style-name="T1">Taquin</text:span></text:span><text:span text:style-name="T1">(</text:span><text:span text:style-name="Type_20_de_20_variable"><text:span text:style-name="T1">int</text:span></text:span><text:span text:style-name="T1">,</text:span><text:span text:style-name="Type_20_de_20_variable"><text:span text:style-name="T1">int</text:span></text:span><text:span text:style-name="T1">);</text:span></text:p>
            <text:p text:style-name="P21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Taquin</text:span></text:span><text:span text:style-name="T1">();</text:span></text:p>
            <text:p text:style-name="P3"/>
            <text:p text:style-name="P3"><text:span text:style-name="visibilité"><text:span text:style-name="T1">pr</text:span></text:span><text:span text:style-name="visibilité"><text:span text:style-name="T5">ivate</text:span></text:span><text:span text:style-name="visibilité"><text:span text:style-name="T1">:</text:span></text:span></text:p>
            <text:p text:style-name="P21"><text:span text:style-name="Qualificateurs"><text:span text:style-name="T5">static</text:span></text:span><text:span text:style-name="visibilité"><text:span text:style-name="T5"> </text:span></text:span><text:span text:style-name="Type_20_de_20_variable"><text:span text:style-name="T5">Square_Taquin</text:span></text:span><text:span text:style-name="visibilité"><text:span text:style-name="T5"> </text:span></text:span><text:span text:style-name="Nom_20_de_20_variable"><text:span text:style-name="T5">empty</text:span></text:span><text:span text:style-name="visibilité"><text:span text:style-name="T5">;</text:span></text:span></text:p>
            <text:p text:style-name="P3"><text:span text:style-name="Type_20_de_20_variable"><text:span text:style-name="T1">int</text:span></text:span><text:span text:style-name="T1"> </text:span><text:span text:style-name="Nom_20_de_20_variable"><text:span text:style-name="T1">pos_e</text:span></text:span><text:span text:style-name="Nom_20_de_20_variable"><text:span text:style-name="T5">mpty_w</text:span></text:span><text:span text:style-name="T1">;</text:span></text:p>
            <text:p text:style-name="P3"><text:span text:style-name="Type_20_de_20_variable"><text:span text:style-name="T1">int</text:span></text:span><text:span text:style-name="T1"> </text:span><text:span text:style-name="Nom_20_de_20_variable"><text:span text:style-name="T1">pos_</text:span></text:span><text:span text:style-name="Nom_20_de_20_variable"><text:span text:style-name="T5">empty_h</text:span></text:span><text:span text:style-name="T1">;</text:span></text:p>
            <text:p text:style-name="P24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24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4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);</text:span></text:p>
            <text:p text:style-name="P24"><text:span text:style-name="Type_20_de_20_variable"><text:span text:style-name="T1">void</text:span></text:span><text:span text:style-name="T1"> </text:span><text:span text:style-name="Nom_20_de_20_fonction"><text:span text:style-name="T1">fill</text:span></text:span><text:span text:style-name="T1">();</text:span></text:p>
            <text:p text:style-name="P24"><text:span text:style-name="Type_20_de_20_variable"><text:span text:style-name="T1">void</text:span></text:span><text:span text:style-name="T1"> </text:span><text:span text:style-name="Nom_20_de_20_fonction"><text:span text:style-name="T1">mix</text:span></text:span><text:span text:style-name="T1">();</text:span></text:p>
            <text:p text:style-name="P6"/>
            <text:p text:style-name="P3"><text:span text:style-name="visibilité"><text:span text:style-name="T1"/></text:span></text:p>
          </table:table-cell>
          <table:table-cell table:style-name="Tableau2.C2" office:value-type="string">
            <text:p text:style-name="P5"><text:span text:style-name="visibilité"><text:span text:style-name="T1">public:</text:span></text:span></text:p>
            <text:p text:style-name="P5"><text:span text:style-name="Nom_20_de_20_fonction"><text:span text:style-name="T1">Sokoban</text:span></text:span><text:span text:style-name="T1">(</text:span><text:span text:style-name="Type_20_de_20_variable"><text:span text:style-name="T1">int </text:span></text:span><text:span text:style-name="Nom_20_de_20_variable"><text:span text:style-name="T5">h</text:span></text:span><text:span text:style-name="T1">,</text:span><text:span text:style-name="Type_20_de_20_variable"><text:span text:style-name="T1">int </text:span></text:span><text:span text:style-name="Nom_20_de_20_variable"><text:span text:style-name="T5">w</text:span></text:span><text:span text:style-name="Type_20_de_20_variable"><text:span text:style-name="T5">, int </text:span></text:span><text:span text:style-name="Nom_20_de_20_variable"><text:span text:style-name="T5">nb_crates</text:span></text:span><text:span text:style-name="T5">=-1</text:span><text:span text:style-name="T1">);</text:span></text:p>
            <text:p text:style-name="P5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Sokoban</text:span></text:span><text:span text:style-name="T1">();</text:span></text:p>
            <text:p text:style-name="P5"/>
            <text:p text:style-name="P24"><text:span text:style-name="visibilité"><text:span text:style-name="T1">private:</text:span></text:span></text:p>
            <text:p text:style-name="P24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height</text:span></text:span><text:span text:style-name="T1">=10;</text:span></text:p>
            <text:p text:style-name="P24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width</text:span></text:span><text:span text:style-name="T1">=10;</text:span></text:p>
            <text:p text:style-name="P24"><text:span text:style-name="Type_20_de_20_variable"><text:span text:style-name="T1">int</text:span></text:span><text:span text:style-name="T1"> </text:span><text:span text:style-name="Nom_20_de_20_variable"><text:span text:style-name="T1">nb_crates</text:span></text:span><text:span text:style-name="T1">;</text:span></text:p>
            <text:p text:style-name="P24"><text:span text:style-name="Type_20_de_20_variable"><text:span text:style-name="T1">int</text:span></text:span><text:span text:style-name="T1"> </text:span><text:span text:style-name="Nom_20_de_20_variable"><text:span text:style-name="T1">pos_h</text:span></text:span><text:span text:style-name="T1">;</text:span></text:p>
            <text:p text:style-name="P24"><text:span text:style-name="Type_20_de_20_variable"><text:span text:style-name="T1">int</text:span></text:span><text:span text:style-name="T1"> </text:span><text:span text:style-name="Nom_20_de_20_variable"><text:span text:style-name="T1">pos_w</text:span></text:span><text:span text:style-name="T1">;</text:span></text:p>
            <text:p text:style-name="P24"><text:span text:style-name="Type_20_de_20_variable"><text:span text:style-name="T1">int</text:span></text:span><text:span text:style-name="T1"> </text:span><text:span text:style-name="Nom_20_de_20_variable"><text:span text:style-name="T1">i_top_left</text:span></text:span><text:span text:style-name="T1">;</text:span></text:p>
            <text:p text:style-name="P24"><text:span text:style-name="Type_20_de_20_variable"><text:span text:style-name="T1">int</text:span></text:span><text:span text:style-name="T1"> </text:span><text:span text:style-name="Nom_20_de_20_variable"><text:span text:style-name="T6">j</text:span></text:span><text:span text:style-name="Nom_20_de_20_variable"><text:span text:style-name="T1">_top_</text:span></text:span><text:span text:style-name="Nom_20_de_20_variable"><text:span text:style-name="T6">left</text:span></text:span><text:span text:style-name="T1">;</text:span></text:p>
            <text:p text:style-name="P24"><text:span text:style-name="Type_20_de_20_variable"><text:span text:style-name="T1">int</text:span></text:span><text:span text:style-name="T1"> </text:span><text:span text:style-name="Nom_20_de_20_variable"><text:span text:style-name="T1">i_</text:span></text:span><text:span text:style-name="Nom_20_de_20_variable"><text:span text:style-name="T6">top_right</text:span></text:span><text:span text:style-name="T6">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1">j_top_right</text:span></text:span><text:span text:style-name="T1">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1">i_bottom_left</text:span></text:span><text:span text:style-name="T1">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1">j_bottom_left</text:span></text:span><text:span text:style-name="T1">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1">i_bottom_right</text:span></text:span><text:span text:style-name="T1">;</text:span></text:p>
            <text:p text:style-name="P26"><text:span text:style-name="Type_20_de_20_variable"><text:span text:style-name="T1">int</text:span></text:span><text:span text:style-name="T1"> </text:span><text:span text:style-name="Nom_20_de_20_variable"><text:span text:style-name="T1">j_bottom_right</text:span></text:span><text:span text:style-name="T1">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">&amp;</text:span><text:span text:style-name="T1"> </text:span><text:span text:style-name="Nom_20_de_20_variable"><text:span text:style-name="T1">o</text:span></text:span><text:span text:style-name="T1">=cout) </text:span><text:span text:style-name="Qualificateurs"><text:span text:style-name="T1">const</text:span></text:span><text:span text:style-name="T1">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walls</text:span></text:span><text:span text:style-name="T1">(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ExternalWalls</text:span></text:span><text:span text:style-name="T1">(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InternalWalls</text:span></text:span><text:span text:style-name="T1">(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target_crates</text:span></text:span><text:span text:style-name="T1">(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free_zo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outsideOfWalls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s</text:span></text:span><text:span text:style-name="T1">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pers</text:span></text:span><text:span text:style-name="T1">()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6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stuck</text:span></text:span><text:span text:style-name="T1">() </text:span><text:span text:style-name="Qualificateurs"><text:span text:style-name="T1">const</text:span></text:span><text:span text:style-name="T1">;</text:span></text:p>
          </table:table-cell>
        </table:table-row>
      </table:table>
      <text:p text:style-name="P1"/>
      <text:p text:style-name="P1"/>
      <text:p text:style-name="P1"/>
      <table:table table:name="Tableau4" table:style-name="Tableau4">
        <table:table-column table:style-name="Tableau4.A" table:number-columns-repeated="2"/>
        <text:soft-page-break/>
        <table:table-row>
          <table:table-cell table:style-name="Tableau4.A1" office:value-type="string">
            <text:p text:style-name="P17"><text:span text:style-name="classe"><text:span text:style-name="T12">class Game_2048_Num : </text:span></text:span><text:span text:style-name="visibilité"><text:span text:style-name="T12">public</text:span></text:span><text:span text:style-name="classe"><text:span text:style-name="T12"> </text:span></text:span><text:span text:style-name="Qualificateurs"><text:span text:style-name="T12">virtual</text:span></text:span><text:span text:style-name="classe"><text:span text:style-name="T12"> Game_2048</text:span></text:span></text:p>
          </table:table-cell>
          <table:table-cell table:style-name="Tableau4.B1" office:value-type="string">
            <text:p text:style-name="P27"><text:span text:style-name="classe">class Game_2048_Neg : </text:span><text:span text:style-name="visibilité">public</text:span><text:span text:style-name="classe"> </text:span><text:span text:style-name="Qualificateurs">virtual</text:span><text:span text:style-name="classe"> Game_2048</text:span></text:p>
          </table:table-cell>
        </table:table-row>
        <table:table-row>
          <table:table-cell table:style-name="Tableau4.A2" office:value-type="string">
            <text:p text:style-name="P28"><text:span text:style-name="visibilité">public:</text:span></text:p>
            <text:p text:style-name="P28"><text:span text:style-name="Nom_20_de_20_fonction">Game_2048_Num</text:span>(<text:span text:style-name="Type_20_de_20_variable">int</text:span> <text:span text:style-name="Nom_20_de_20_variable">height</text:span>, <text:span text:style-name="Type_20_de_20_variable">int</text:span> <text:span text:style-name="Nom_20_de_20_variable">base</text:span>=2);</text:p>
            <text:p text:style-name="P28"/>
            <text:p text:style-name="P28"><text:span text:style-name="visibilité">protected:</text:span></text:p>
            <text:p text:style-name="P28"><text:span text:style-name="Qualificateurs">const</text:span> <text:span text:style-name="Type_20_de_20_variable">int</text:span> <text:span text:style-name="Nom_20_de_20_variable">base</text:span>;</text:p>
            <text:p text:style-name="P28"><text:span text:style-name="Qualificateurs">virtual</text:span> <text:span text:style-name="Type_20_de_20_variable">unsigned long long</text:span> <text:span text:style-name="Nom_20_de_20_fonction">random_value</text:span>();</text:p>
          </table:table-cell>
          <table:table-cell table:style-name="Tableau4.B2" office:value-type="string">
            <text:p text:style-name="P28"><text:span text:style-name="visibilité">public:</text:span></text:p>
            <text:p text:style-name="P28"><text:span text:style-name="Nom_20_de_20_fonction">Game_2048_Neg</text:span>(<text:span text:style-name="Type_20_de_20_variable">int</text:span> <text:span text:style-name="Nom_20_de_20_variable">height</text:span>);</text:p>
            <text:p text:style-name="P28"/>
            <text:p text:style-name="P28"><text:span text:style-name="visibilité">protected:</text:span></text:p>
            <text:p text:style-name="P28"><text:span text:style-name="Qualificateurs">virtual</text:span> <text:span text:style-name="Type_20_de_20_variable">Square_2048</text:span> <text:span text:style-name="Nom_20_de_20_fonction">random_square</text:span>();</text:p>
          </table:table-cell>
        </table:table-row>
      </table:table>
      <text:p text:style-name="P1"/>
      <text:p text:style-name="P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7"><text:span text:style-name="classe">class Game_2048_Mix :</text:span></text:p>
            <text:p text:style-name="P27"><text:span text:style-name="visibilité">public</text:span><text:span text:style-name="classe"> Game_2048_Num,</text:span></text:p>
            <text:p text:style-name="P27"><text:span text:style-name="visibilité">public</text:span><text:span text:style-name="classe"> Game_2048_Neg</text:span></text:p>
          </table:table-cell>
        </table:table-row>
        <table:table-row>
          <table:table-cell table:style-name="Tableau5.A2" office:value-type="string">
            <text:p text:style-name="P28"><text:span text:style-name="visibilité">public:</text:span></text:p>
            <text:p text:style-name="P28"><text:span text:style-name="Nom_20_de_20_fonction">Game_2048_Mix</text:span>(<text:span text:style-name="Type_20_de_20_variable">int</text:span> <text:span text:style-name="Nom_20_de_20_variable">height</text:span>, <text:span text:style-name="Type_20_de_20_variable">int</text:span> <text:span text:style-name="Nom_20_de_20_variable">base</text:span>=2)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6" table:style-name="Tableau6">
        <table:table-column table:style-name="Tableau6.A"/>
        <text:soft-page-break/>
        <table:table-row>
          <table:table-cell table:style-name="Tableau6.A1" office:value-type="string">
            <text:p text:style-name="P29"><text:span text:style-name="classe">class Printable</text:span> <text:span text:style-name="Commentaire">//classe abstraite</text:span></text:p>
          </table:table-cell>
        </table:table-row>
        <table:table-row>
          <table:table-cell table:style-name="Tableau6.A2" office:value-type="string">
            <text:p text:style-name="P30"><text:span text:style-name="visibilité">public:</text:span></text:p>
            <text:p text:style-name="P30"><text:span text:style-name="Qualificateurs">friend</text:span> <text:span text:style-name="Type_20_de_20_variable">ostream&amp;</text:span> <text:span text:style-name="Nom_20_de_20_fonction">operator&lt;&lt;</text:span>(<text:span text:style-name="Type_20_de_20_variable">ostream</text:span>&amp; <text:span text:style-name="Nom_20_de_20_variable">out</text:span>, <text:span text:style-name="Qualificateurs">const</text:span> <text:span text:style-name="Type_20_de_20_variable">Printable</text:span><text:span text:style-name="T14">&amp;</text:span> <text:span text:style-name="Nom_20_de_20_variable">object</text:span>);</text:p>
            <text:p text:style-name="P30"/>
            <text:p text:style-name="P30"><text:span text:style-name="visibilité">private:</text:span></text:p>
            <text:p text:style-name="P30"><text:span text:style-name="Qualificateurs">virtual</text:span> <text:span text:style-name="Type_20_de_20_variable">void</text:span> <text:span text:style-name="Nom_20_de_20_fonction">print</text:span>(<text:span text:style-name="Type_20_de_20_variable">ostream</text:span>&amp; <text:span text:style-name="Nom_20_de_20_variable">out</text:span>) <text:span text:style-name="Qualificateurs">const</text:span> = 0 ;</text:p>
          </table:table-cell>
        </table:table-row>
      </table:table>
      <text:p text:style-name="P1"/>
      <text:p text:style-name="P1"/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P31"><text:span text:style-name="classe">class Square_2048 : </text:span><text:span text:style-name="visibilité">public</text:span><text:span text:style-name="classe"> Printable</text:span></text:p>
          </table:table-cell>
          <table:table-cell table:style-name="Tableau7.B1" office:value-type="string">
            <text:p text:style-name="P31"><text:span text:style-name="classe">class Square_Taquin : </text:span><text:span text:style-name="visibilité">public</text:span><text:span text:style-name="classe"> Printable</text:span></text:p>
          </table:table-cell>
        </table:table-row>
        <table:table-row>
          <table:table-cell table:style-name="Tableau7.A2" office:value-type="string">
            <text:p text:style-name="P32"><text:span text:style-name="visibilité">public:</text:span></text:p>
            <text:p text:style-name="P32"><text:span text:style-name="Qualificateurs">static</text:span> <text:span text:style-name="Type_20_de_20_variable">Square_2048</text:span> <text:span text:style-name="Nom_20_de_20_variable">empty</text:span>;</text:p>
            <text:p text:style-name="P32"><text:span text:style-name="Nom_20_de_20_fonction">Square_2048</text:span>(<text:span text:style-name="Type_20_de_20_variable">Square_2048_action</text:span> <text:span text:style-name="Nom_20_de_20_variable">action</text:span> = empty, <text:span text:style-name="Type_20_de_20_variable">unsigned long long</text:span> <text:span text:style-name="Nom_20_de_20_variable">value</text:span> =0);</text:p>
            <text:p text:style-name="P32"><text:span text:style-name="Type_20_de_20_variable">bool</text:span> <text:span text:style-name="Nom_20_de_20_fonction">operator==</text:span>(<text:span text:style-name="Qualificateurs">const</text:span> <text:span text:style-name="Type_20_de_20_variable">Square_2048</text:span>&amp; <text:span text:style-name="Nom_20_de_20_variable">sq</text:span>) <text:span text:style-name="Qualificateurs">const</text:span>;</text:p>
            <text:p text:style-name="P32"><text:span text:style-name="Type_20_de_20_variable">bool</text:span> <text:span text:style-name="Nom_20_de_20_fonction">operator!=</text:span>(<text:span text:style-name="Qualificateurs">const</text:span> <text:span text:style-name="Type_20_de_20_variable">Square_2048</text:span>&amp; <text:span text:style-name="Nom_20_de_20_variable">sq</text:span>) <text:span text:style-name="Qualificateurs">const</text:span>;</text:p>
            <text:p text:style-name="P32"><text:span text:style-name="Type_20_de_20_variable">bool</text:span> <text:span text:style-name="Nom_20_de_20_fonction">is_opposite</text:span>(<text:span text:style-name="Qualificateurs">const</text:span> <text:span text:style-name="Type_20_de_20_variable">Square_2048</text:span>&amp; <text:span text:style-name="Nom_20_de_20_variable">sq</text:span>) <text:span text:style-name="Qualificateurs">const</text:span>;</text:p>
            <text:p text:style-name="P32"><text:span text:style-name="Type_20_de_20_variable">bool</text:span> <text:span text:style-name="Nom_20_de_20_fonction">same_action</text:span>(<text:span text:style-name="Qualificateurs">const</text:span> <text:span text:style-name="Type_20_de_20_variable">Square_2048</text:span>&amp; <text:span text:style-name="Nom_20_de_20_variable">sq</text:span>) <text:span text:style-name="Qualificateurs">const</text:span>;</text:p>
            <text:p text:style-name="P32"><text:span text:style-name="Type_20_de_20_variable">bool</text:span> <text:span text:style-name="Nom_20_de_20_fonction">same_value</text:span>(<text:span text:style-name="Qualificateurs">const</text:span> <text:span text:style-name="Type_20_de_20_variable">Square_2048</text:span>&amp; <text:span text:style-name="Nom_20_de_20_variable">sq</text:span>) <text:span text:style-name="Qualificateurs">const</text:span>;</text:p>
            <text:p text:style-name="P32"><text:span text:style-name="Type_20_de_20_variable">Square_2048&amp;</text:span> <text:span text:style-name="Nom_20_de_20_fonction">operator=</text:span>(<text:span text:style-name="Qualificateurs">const</text:span> <text:span text:style-name="Type_20_de_20_variable">Square_2048</text:span>&amp; <text:span text:style-name="Nom_20_de_20_variable">sq</text:span>) <text:span text:style-name="Qualificateurs">const</text:span>;</text:p>
            <text:p text:style-name="P32"><text:span text:style-name="Type_20_de_20_variable">void</text:span> <text:span text:style-name="Nom_20_de_20_fonction">set_value</text:span>(<text:span text:style-name="Type_20_de_20_variable">unsigned long long</text:span> <text:span text:style-name="Nom_20_de_20_variable">value</text:span>);</text:p>
            <text:p text:style-name="P32"><text:span text:style-name="Type_20_de_20_variable">unsigned long long</text:span> <text:span text:style-name="Nom_20_de_20_fonction">get_value</text:span>() <text:span text:style-name="Qualificateurs"><text:span text:style-name="T15">const</text:span></text:span>;</text:p>
            <text:p text:style-name="P32"><text:span text:style-name="Type_20_de_20_variable">void</text:span> <text:span text:style-name="Nom_20_de_20_fonction">swap</text:span>(<text:span text:style-name="Type_20_de_20_variable">Square_2048</text:span>&amp; <text:span text:style-name="Nom_20_de_20_variable">sq</text:span>);</text:p>
            <text:p text:style-name="P32"><text:span text:style-name="Type_20_de_20_variable">bool</text:span> <text:span text:style-name="Nom_20_de_20_fonction">is_empty</text:span>() <text:span text:style-name="Qualificateurs">const</text:span>;</text:p>
            <text:p text:style-name="P32"><text:span text:style-name="Qualificateurs">virtual</text:span> <text:span text:style-name="Type_20_de_20_variable">bool</text:span> <text:span text:style-name="Nom_20_de_20_fonction">is_mergeable</text:span>(<text:span text:style-name="Type_20_de_20_variable">Square_2048</text:span>&amp; <text:span text:style-name="Nom_20_de_20_variable">sq</text:span>) <text:span text:style-name="Qualificateurs"><text:span text:style-name="T15">const</text:span></text:span>;</text:p>
            <text:p text:style-name="P32"><text:span text:style-name="Qualificateurs">virtual</text:span> <text:span text:style-name="Type_20_de_20_variable">Square_2048</text:span> <text:span text:style-name="Nom_20_de_20_fonction">merge</text:span>(<text:span text:style-name="Type_20_de_20_variable">Square_2048</text:span>&amp; <text:span text:style-name="Nom_20_de_20_variable">sq</text:span>);</text:p>
            <text:p text:style-name="P32"/>
            <text:p text:style-name="P32"><text:span text:style-name="visibilité">private:</text:span></text:p>
            <text:p text:style-name="P32"><text:span text:style-name="Type_20_de_20_variable">Square_2048_action</text:span> <text:span text:style-name="Nom_20_de_20_variable">action</text:span>;</text:p>
            <text:p text:style-name="P32"><text:span text:style-name="Type_20_de_20_variable">unsigned long long</text:span> <text:span text:style-name="Nom_20_de_20_variable">value</text:span>;</text:p>
            <text:p text:style-name="P33"><text:span text:style-name="Qualificateurs">virtual</text:span> <text:span text:style-name="Type_20_de_20_variable">void</text:span> <text:span text:style-name="Nom_20_de_20_fonction">print</text:span>(<text:span text:style-name="Type_20_de_20_variable">ostream</text:span>&amp; <text:span text:style-name="Nom_20_de_20_variable">out</text:span>) <text:span text:style-name="Qualificateurs">const</text:span>;</text:p>
          </table:table-cell>
          <table:table-cell table:style-name="Tableau7.B2" office:value-type="string">
            <text:p text:style-name="P34"><text:span text:style-name="visibilité">public:</text:span></text:p>
            <text:p text:style-name="P34"><text:span text:style-name="Nom_20_de_20_fonction">Square_Taquin</text:span>(<text:span text:style-name="Type_20_de_20_variable">unsigned long</text:span> <text:span text:style-name="Nom_20_de_20_variable">l</text:span>=0);</text:p>
            <text:p text:style-name="P34"><text:span text:style-name="Nom_20_de_20_fonction">Square_Taquin</text:span>(<text:span text:style-name="Qualificateurs">const</text:span> <text:span text:style-name="Type_20_de_20_variable">Square_Taquin</text:span>&amp; <text:span text:style-name="Nom_20_de_20_variable">sq</text:span>);</text:p>
            <text:p text:style-name="P34"><text:span text:style-name="Type_20_de_20_variable">bool</text:span> <text:span text:style-name="Nom_20_de_20_fonction">operator==</text:span>(<text:span text:style-name="Qualificateurs">const</text:span> <text:span text:style-name="Type_20_de_20_variable">Square_Taquin</text:span>&amp; <text:span text:style-name="Nom_20_de_20_variable">sq</text:span>) <text:span text:style-name="Qualificateurs">const</text:span>;</text:p>
            <text:p text:style-name="P34"><text:span text:style-name="Type_20_de_20_variable">bool</text:span> <text:span text:style-name="Nom_20_de_20_fonction">operator!=</text:span>(<text:span text:style-name="Qualificateurs">const</text:span> <text:span text:style-name="Type_20_de_20_variable">Square_Taquin</text:span>&amp; <text:span text:style-name="Nom_20_de_20_variable">sq</text:span>) <text:span text:style-name="Qualificateurs">const</text:span>;</text:p>
            <text:p text:style-name="P34"><text:span text:style-name="Type_20_de_20_variable">bool</text:span> <text:span text:style-name="Nom_20_de_20_fonction">operator&lt;</text:span>(<text:span text:style-name="Qualificateurs">const</text:span> <text:span text:style-name="Type_20_de_20_variable">Square_Taquin</text:span>&amp; <text:span text:style-name="Nom_20_de_20_variable">sq</text:span>) <text:span text:style-name="Qualificateurs">const</text:span>;</text:p>
            <text:p text:style-name="P34"><text:span text:style-name="Type_20_de_20_variable">bool</text:span> <text:span text:style-name="Nom_20_de_20_fonction">operator&lt;=</text:span>(<text:span text:style-name="Qualificateurs">const</text:span> <text:span text:style-name="Type_20_de_20_variable">Square_Taquin</text:span>&amp; <text:span text:style-name="Nom_20_de_20_variable">sq</text:span>) <text:span text:style-name="Qualificateurs">const</text:span>;</text:p>
            <text:p text:style-name="P34"><text:span text:style-name="Type_20_de_20_variable">bool</text:span> <text:span text:style-name="Nom_20_de_20_fonction">operator&gt;</text:span>(<text:span text:style-name="Qualificateurs">const</text:span> <text:span text:style-name="Type_20_de_20_variable">Square_Taquin</text:span>&amp; <text:span text:style-name="Nom_20_de_20_variable">sq</text:span>) <text:span text:style-name="Qualificateurs">const</text:span>;</text:p>
            <text:p text:style-name="P34"><text:span text:style-name="Type_20_de_20_variable">bool</text:span> <text:span text:style-name="Nom_20_de_20_fonction">operator&gt;=</text:span>(<text:span text:style-name="Qualificateurs">const</text:span> <text:span text:style-name="Type_20_de_20_variable">Square_Taquin</text:span>&amp; <text:span text:style-name="Nom_20_de_20_variable">sq</text:span>) <text:span text:style-name="Qualificateurs">const</text:span>;</text:p>
            <text:p text:style-name="P34"><text:span text:style-name="Type_20_de_20_variable">Square_Taquin</text:span>&amp; <text:span text:style-name="Nom_20_de_20_fonction">operator=</text:span>(<text:span text:style-name="Type_20_de_20_variable">Square_Taquin</text:span>&amp; <text:span text:style-name="Nom_20_de_20_variable">sq</text:span>);</text:p>
            <text:p text:style-name="P34"><text:span text:style-name="Type_20_de_20_variable">Square_Taquin</text:span>&amp; <text:span text:style-name="Nom_20_de_20_fonction">operator++</text:span>();</text:p>
            <text:p text:style-name="P34"><text:span text:style-name="Type_20_de_20_variable">Square_Taquin</text:span>&amp; <text:span text:style-name="Nom_20_de_20_fonction">operator++</text:span>(<text:span text:style-name="Type_20_de_20_variable">int</text:span>);</text:p>
            <text:p text:style-name="P34"><text:span text:style-name="Type_20_de_20_variable">Square_Taquin</text:span>&amp; <text:span text:style-name="Nom_20_de_20_fonction">operator--</text:span>();</text:p>
            <text:p text:style-name="P34"><text:span text:style-name="Type_20_de_20_variable">Square_Taquin</text:span>&amp; <text:span text:style-name="Nom_20_de_20_fonction">operator--</text:span>(<text:span text:style-name="Type_20_de_20_variable">int</text:span>);</text:p>
            <text:p text:style-name="P34"/>
            <text:p text:style-name="P34"><text:span text:style-name="visibilité">private:</text:span></text:p>
            <text:p text:style-name="P34"><text:span text:style-name="Qualificateurs">static</text:span> <text:span text:style-name="Type_20_de_20_variable">Square_Taquin</text:span> <text:span text:style-name="Nom_20_de_20_variable">empty</text:span>;</text:p>
            <text:p text:style-name="P35"><text:span text:style-name="Qualificateurs">virtual</text:span> <text:span text:style-name="Type_20_de_20_variable">void</text:span> <text:span text:style-name="Nom_20_de_20_fonction">print</text:span>(<text:span text:style-name="Type_20_de_20_variable">ostream</text:span><text:span text:style-name="T13">&amp;</text:span> <text:span text:style-name="Nom_20_de_20_variable">o</text:span>) <text:span text:style-name="Qualificateurs">const</text:span>;</text:p>
            <text:p text:style-name="P34"><text:span text:style-name="Type_20_de_20_variable">unsigned long</text:span> <text:span text:style-name="Nom_20_de_20_variable">value</text:span>;</text:p>
            <text:p text:style-name="P34"/>
          </table:table-cell>
        </table:table-row>
      </table:table>
      <text:p text:style-name="P1"/>
      <text:p text:style-name="P1"/>
      <text:p text:style-name="P1"/>
      <table:table table:name="Tableau8" table:style-name="Tableau8">
        <table:table-column table:style-name="Tableau8.A"/>
        <text:soft-page-break/>
        <table:table-row>
          <table:table-cell table:style-name="Tableau8.A1" office:value-type="string">
            <text:p text:style-name="P36"><text:span text:style-name="classe">enum class Square_2048_action { empty, none, neg, mult, div, destroy }</text:span></text:p>
          </table:table-cell>
        </table:table-row>
        <table:table-row>
          <table:table-cell table:style-name="Tableau8.A2" office:value-type="string">
            <text:p text:style-name="P37"><text:span text:style-name="Type_20_de_20_variable">string</text:span> <text:span text:style-name="Nom_20_de_20_fonction">to_string</text:span>(<text:span text:style-name="Type_20_de_20_variable">Square_2048_action</text:span> <text:span text:style-name="Nom_20_de_20_variable">action</text:span>);</text:p>
          </table:table-cell>
        </table:table-row>
      </table:table>
      <text:p text:style-name="P1"/>
      <text:p text:style-name="P1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5"><text:span text:style-name="classe">e</text:span><text:span text:style-name="classe"><text:span text:style-name="T14">num class CaseSok { empty, wall, pers, crate, target, crate_target, pers_target }</text:span></text:span></text:p>
          </table:table-cell>
        </table:table-row>
        <table:table-row>
          <table:table-cell table:style-name="Tableau9.A2" office:value-type="string">
            <text:p text:style-name="P37"><text:span text:style-name="Type_20_de_20_variable">ostream</text:span>&amp; <text:span text:style-name="Nom_20_de_20_fonction">operator&lt;&lt;</text:span>(<text:span text:style-name="Type_20_de_20_variable">ostream</text:span>&amp; <text:span text:style-name="Nom_20_de_20_variable">out</text:span>, <text:span text:style-name="Type_20_de_20_variable">CaseSok</text:span> <text:span text:style-name="Qualificateurs">const</text:span>&amp; <text:span text:style-name="Nom_20_de_20_variable">c</text:span>);</text:p>
          </table:table-cell>
        </table:table-row>
      </table:table>
      <text:p text:style-name="P1"/>
      <text:p text:style-name="P1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36"><text:span text:style-name="classe">template&lt;class T, class U&gt;</text:span></text:p>
            <text:p text:style-name="P36"><text:span text:style-name="classe">class OrderedPair</text:span></text:p>
          </table:table-cell>
        </table:table-row>
        <table:table-row>
          <table:table-cell table:style-name="Tableau10.A2" office:value-type="string">
            <text:p text:style-name="P37"><text:span text:style-name="visibilité">public:</text:span></text:p>
            <text:p text:style-name="P37"><text:span text:style-name="Nom_20_de_20_fonction">OrderedPair</text:span>(<text:span text:style-name="Type_20_de_20_variable">T</text:span> <text:span text:style-name="Nom_20_de_20_variable">first</text:span>, <text:span text:style-name="Type_20_de_20_variable">U</text:span> <text:span text:style-name="Nom_20_de_20_variable">second</text:span>);</text:p>
            <text:p text:style-name="P37"><text:span text:style-name="Type_20_de_20_variable">T</text:span> <text:span text:style-name="Nom_20_de_20_fonction">get_first</text:span>();</text:p>
            <text:p text:style-name="P37"><text:span text:style-name="Type_20_de_20_variable">U</text:span> <text:span text:style-name="Nom_20_de_20_fonction">get_second</text:span>();</text:p>
            <text:p text:style-name="P37"/>
            <text:p text:style-name="P37"><text:span text:style-name="visibilité">private:</text:span></text:p>
            <text:p text:style-name="P37"><text:span text:style-name="Type_20_de_20_variable">T</text:span> <text:span text:style-name="Nom_20_de_20_variable">first</text:span>;</text:p>
            <text:p text:style-name="P37"><text:span text:style-name="Type_20_de_20_variable">U</text:span> <text:span text:style-name="Nom_20_de_20_variable">second</text:span>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fr" fo:country="F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FreeSans" style:font-family-asian="FreeSans" style:font-family-generic-asian="system" style:font-pitch-asian="variable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" fo:font-family="'Liberation Sans'" style:font-family-generic="swiss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keep-with-next="always"/>
      <style:text-properties fo:color="#808080" style:font-name="Liberation Sans" fo:font-family="'Liberation Sans'" style:font-family-generic="swiss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8pt" style:font-name-asian="FreeSans" style:font-family-asian="FreeSans" style:font-family-generic-asian="system" style:font-pitch-asian="variable" style:font-size-asian="18pt"/>
    </style:style>
    <style:style style:name="classe" style:family="text">
      <style:text-properties fo:color="#0066ff"/>
    </style:style>
    <style:style style:name="visibilité" style:family="text">
      <style:text-properties fo:color="#006600"/>
    </style:style>
    <style:style style:name="Nom_20_de_20_variable" style:display-name="Nom de variable" style:family="text">
      <style:text-properties fo:color="#ff33ff"/>
    </style:style>
    <style:style style:name="Type_20_de_20_variable" style:display-name="Type de variable" style:family="text">
      <style:text-properties fo:color="#ff6600"/>
    </style:style>
    <style:style style:name="Nom_20_de_20_fonction" style:display-name="Nom de fonction" style:family="text">
      <style:text-properties fo:color="#9900ff" fo:font-weight="bold" style:font-weight-asian="bold"/>
    </style:style>
    <style:style style:name="Qualificateurs" style:family="text">
      <style:text-properties fo:color="#009999"/>
    </style:style>
    <style:style style:name="Commentaire" style:family="text">
      <style:text-properties fo:color="#ff3333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6:48:00</meta:creation-date>
    <dc:date>2016-12-30T01:40:31.156275380</dc:date>
    <meta:generator>LibreOffice/4.3.3.2$Linux_x86 LibreOffice_project/430m0$Build-2</meta:generator>
    <meta:editing-duration>PT1H31M28S</meta:editing-duration>
    <meta:editing-cycles>12</meta:editing-cycles>
    <meta:document-statistic meta:table-count="10" meta:image-count="0" meta:object-count="0" meta:page-count="5" meta:paragraph-count="166" meta:word-count="546" meta:character-count="4556" meta:non-whitespace-character-count="4175"/>
  </office:meta>
</office:document-meta>
</file>